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cm"/>
    </style:style>
    <style:style style:name="co3" style:family="table-column">
      <style:table-column-properties fo:break-before="auto" style:column-width="2.7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ce1" table:number-columns-repeated="3"/>
          <table:table-cell table:style-name="ce1" office:value-type="string" table:number-columns-spanned="4" table:number-rows-spanned="1">
            <text:p>trait</text:p>
          </table:table-cell>
          <table:covered-table-cell table:number-columns-repeated="3" table:style-name="ce1"/>
          <table:table-cell table:style-name="ce1" office:value-type="string" table:number-columns-spanned="2" table:number-rows-spanned="1">
            <text:p>stats</text:p>
          </table:table-cell>
          <table:covered-table-cell table:style-name="ce1"/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name</text:p>
          </table:table-cell>
          <table:table-cell table:style-name="ce1" table:number-columns-repeated="2"/>
          <table:table-cell table:style-name="ce1" office:value-type="string">
            <text:p>Belong ++</text:p>
          </table:table-cell>
          <table:table-cell table:style-name="ce1" office:value-type="string">
            <text:p>Belong +</text:p>
          </table:table-cell>
          <table:table-cell table:style-name="ce1" office:value-type="string">
            <text:p>reject</text:p>
          </table:table-cell>
          <table:table-cell table:style-name="ce1" office:value-type="string">
            <text:p>spectrum</text:p>
          </table:table-cell>
          <table:table-cell table:style-name="ce1" office:value-type="string">
            <text:p>stats</text:p>
          </table:table-cell>
          <table:table-cell table:style-name="ce1" office:value-type="string">
            <text:p>reject</text:p>
          </table:table-cell>
          <table:table-cell table:style-name="ce1"/>
          <table:table-cell/>
          <table:table-cell office:value-type="string">
            <text:p>traits</text:p>
          </table:table-cell>
        </table:table-row>
        <table:table-row table:style-name="ro2">
          <table:table-cell office:value-type="string">
            <text:p>alpaca</text:p>
          </table:table-cell>
          <table:table-cell office:value-type="string">
            <text:p>Comforting to others, secure, responsible, strength, adaptation, hard work, curiosity. </text:p>
          </table:table-cell>
          <table:table-cell table:number-columns-repeated="3"/>
          <table:table-cell office:value-type="string">
            <text:p>Abrasive</text:p>
            <text:p>AnnoyingVoice</text:p>
            <text:p/>
          </table:table-cell>
          <table:table-cell table:number-columns-repeated="6"/>
        </table:table-row>
        <table:table-row table:style-name="ro3">
          <table:table-cell office:value-type="string">
            <text:p>bear</text:p>
          </table:table-cell>
          <table:table-cell office:value-type="string">
            <text:p>Industrious, instinctive, healing, power, sovereignty, guardian of the world, watcher, courage, will power, self-preservation, introspection, and great strength. </text:p>
          </table:table-cell>
          <table:table-cell table:number-columns-repeated="10"/>
        </table:table-row>
        <table:table-row table:style-name="ro2">
          <table:table-cell office:value-type="string">
            <text:p>beaver</text:p>
          </table:table-cell>
          <table:table-cell office:value-type="string">
            <text:p>Determined, strong-willed, builder, overseer, dreamer, protector, builder, motion, subconscious. </text:p>
          </table:table-cell>
          <table:table-cell table:number-columns-repeated="3"/>
          <table:table-cell office:value-type="string">
            <text:p>wimp</text:p>
          </table:table-cell>
          <table:table-cell table:number-columns-repeated="6"/>
        </table:table-row>
        <table:table-row table:style-name="ro2">
          <table:table-cell office:value-type="string">
            <text:p>boomalope</text:p>
          </table:table-cell>
          <table:table-cell office:value-type="string">
            <text:p>Active, agile, jumpiness, keen eyesight, survival, willing to sacrifice, mental clarity, intuitive, protective. </text:p>
          </table:table-cell>
          <table:table-cell table:number-columns-repeated="10"/>
        </table:table-row>
        <table:table-row table:style-name="ro4">
          <table:table-cell office:value-type="string">
            <text:p>boomrat</text:p>
          </table:table-cell>
          <table:table-cell office:value-type="string">
            <text:p>Inner strength, luck, self-examination. </text:p>
          </table:table-cell>
          <table:table-cell office:value-type="string">
            <text:p>toad</text:p>
          </table:table-cell>
          <table:table-cell table:number-columns-repeated="9"/>
        </table:table-row>
        <table:table-row table:style-name="ro2">
          <table:table-cell office:value-type="string">
            <text:p>capybara</text:p>
          </table:table-cell>
          <table:table-cell office:value-type="string">
            <text:p>Smart, clever, sensible, grounded, group-minded, proper use of deception, strategic, surprising. </text:p>
          </table:table-cell>
          <table:table-cell office:value-type="string">
            <text:p>opposum</text:p>
          </table:table-cell>
          <table:table-cell table:number-columns-repeated="9"/>
        </table:table-row>
        <table:table-row table:style-name="ro5">
          <table:table-cell office:value-type="string">
            <text:p>caribou</text:p>
          </table:table-cell>
          <table:table-cell office:value-type="string">
            <text:p>Traveler, mobility, preference to be nomadic, adaptability to adversity, sensitivity, guidance, surety. </text:p>
          </table:table-cell>
          <table:table-cell table:number-columns-repeated="10"/>
        </table:table-row>
        <table:table-row table:style-name="ro2">
          <table:table-cell office:value-type="string">
            <text:p>cassowary</text:p>
          </table:table-cell>
          <table:table-cell office:value-type="string">
            <text:p>Aggressive, self-determined, self-reliant, multi-tasking, balanced, calm, present, independent. </text:p>
          </table:table-cell>
          <table:table-cell office:value-type="string">
            <text:p>Heron</text:p>
          </table:table-cell>
          <table:table-cell table:number-columns-repeated="9"/>
        </table:table-row>
        <table:table-row table:style-name="ro2">
          <table:table-cell office:value-type="string">
            <text:p>cat</text:p>
          </table:table-cell>
          <table:table-cell office:value-type="string">
            <text:p>Guardianship, detachment, sensuality, mystery, magic, independence, astute, watchful. </text:p>
          </table:table-cell>
          <table:table-cell table:number-columns-repeated="10"/>
        </table:table-row>
        <table:table-row table:style-name="ro2">
          <table:table-cell office:value-type="string">
            <text:p>chicken</text:p>
          </table:table-cell>
          <table:table-cell office:value-type="string">
            <text:p>Persistence, honesty, strength, flamboyant, upward reaching, eager, cocky, watchful. </text:p>
          </table:table-cell>
          <table:table-cell table:number-columns-repeated="10"/>
        </table:table-row>
        <table:table-row table:style-name="ro2">
          <table:table-cell office:value-type="string">
            <text:p>chinchilla</text:p>
          </table:table-cell>
          <table:table-cell office:value-type="string">
            <text:p>Innocence, scrutiny, order, organizer, eye for details, grounded, super-aware, temerity. </text:p>
          </table:table-cell>
          <table:table-cell table:number-columns-repeated="10"/>
        </table:table-row>
        <table:table-row table:style-name="ro2">
          <table:table-cell office:value-type="string">
            <text:p>cobra</text:p>
          </table:table-cell>
          <table:table-cell office:value-type="string">
            <text:p>Swift and decisive, power of life and death, transformation, energy, connected to eternity. </text:p>
          </table:table-cell>
          <table:table-cell table:number-columns-repeated="10"/>
        </table:table-row>
        <table:table-row table:style-name="ro2">
          <table:table-cell office:value-type="string">
            <text:p>cougar</text:p>
          </table:table-cell>
          <table:table-cell office:value-type="string">
            <text:p>Leadership, loyalty, courage, taking responsibility, foresight, sensing danger, awareness. </text:p>
          </table:table-cell>
          <table:table-cell table:number-columns-repeated="10"/>
        </table:table-row>
        <table:table-row table:style-name="ro5">
          <table:table-cell office:value-type="string">
            <text:p>cow</text:p>
          </table:table-cell>
          <table:table-cell office:value-type="string">
            <text:p>Insight into the past, fertility, raw expression, rushing into things, confidence, strength, provision. </text:p>
          </table:table-cell>
          <table:table-cell table:number-columns-repeated="10"/>
        </table:table-row>
        <table:table-row table:style-name="ro6">
          <table:table-cell office:value-type="string">
            <text:p>deer</text:p>
          </table:table-cell>
          <table:table-cell office:value-type="string">
            <text:p>Compassion, peace, intellectual, gentle, caring, kind, subtlety, gracefulness, femininity, gentleness, innocence, and seller of adventure. </text:p>
          </table:table-cell>
          <table:table-cell table:number-columns-repeated="10"/>
        </table:table-row>
        <table:table-row table:style-name="ro5">
          <table:table-cell office:value-type="string">
            <text:p>dromedary</text:p>
          </table:table-cell>
          <table:table-cell office:value-type="string">
            <text:p>Survival, endurance, obedience, nobility, positive, accomplishment, adaptive, temperance, humility. </text:p>
          </table:table-cell>
          <table:table-cell table:number-columns-repeated="10"/>
        </table:table-row>
        <table:table-row table:style-name="ro2">
          <table:table-cell office:value-type="string">
            <text:p>elephant</text:p>
          </table:table-cell>
          <table:table-cell office:value-type="string">
            <text:p>Strength, power, affection, loyalty, royalty, wisdom, reliability, sense of history, pride. </text:p>
          </table:table-cell>
          <table:table-cell table:number-columns-repeated="10"/>
        </table:table-row>
        <table:table-row table:style-name="ro2">
          <table:table-cell office:value-type="string">
            <text:p>elk</text:p>
          </table:table-cell>
          <table:table-cell office:value-type="string">
            <text:p>Strength, agility, pride, majestic, independence, purification, nobility, sensual. </text:p>
          </table:table-cell>
          <table:table-cell table:number-columns-repeated="10"/>
        </table:table-row>
        <table:table-row table:style-name="ro2">
          <table:table-cell office:value-type="string">
            <text:p>emu</text:p>
          </table:table-cell>
          <table:table-cell office:value-type="string">
            <text:p>Heart healing, psychic, people person, flirtatious, colorful, open, power of illusion. </text:p>
          </table:table-cell>
          <table:table-cell office:value-type="string">
            <text:p>flamingo</text:p>
          </table:table-cell>
          <table:table-cell table:number-columns-repeated="9"/>
        </table:table-row>
        <table:table-row table:style-name="ro2">
          <table:table-cell office:value-type="string">
            <text:p>foxarctic</text:p>
          </table:table-cell>
          <table:table-cell office:value-type="string">
            <text:p>Chaos, shape-shifter, aggressiveness, power, confidence, manifestation, breath. </text:p>
          </table:table-cell>
          <table:table-cell office:value-type="string">
            <text:p>jaguar</text:p>
          </table:table-cell>
          <table:table-cell table:number-columns-repeated="9"/>
        </table:table-row>
        <table:table-row table:style-name="ro2">
          <table:table-cell office:value-type="string">
            <text:p>foxfennec</text:p>
          </table:table-cell>
          <table:table-cell office:value-type="string">
            <text:p>Playful, friendly, dynamic, joy, helpfulness, sharing, love of young, sensibility without suspicion. </text:p>
          </table:table-cell>
          <table:table-cell office:value-type="string">
            <text:p>otter</text:p>
          </table:table-cell>
          <table:table-cell table:number-columns-repeated="9"/>
        </table:table-row>
        <table:table-row table:style-name="ro5">
          <table:table-cell office:value-type="string">
            <text:p>foxred</text:p>
          </table:table-cell>
          <table:table-cell office:value-type="string">
            <text:p>Cunning, agility, quick-witted, diplomacy, wildness, feminine magic of camouflage, shape-shifting and invisibility. </text:p>
          </table:table-cell>
          <table:table-cell table:number-columns-repeated="10"/>
        </table:table-row>
        <table:table-row table:style-name="ro2">
          <table:table-cell office:value-type="string">
            <text:p>gazelle</text:p>
          </table:table-cell>
          <table:table-cell office:value-type="string">
            <text:p>Awareness, speed, grace, eagerness, lightness, overcomes vulnerability, alert. </text:p>
          </table:table-cell>
          <table:table-cell table:number-columns-repeated="10"/>
        </table:table-row>
        <table:table-row table:style-name="ro2">
          <table:table-cell office:value-type="string">
            <text:p>hare</text:p>
          </table:table-cell>
          <table:table-cell office:value-type="string">
            <text:p>Fertility, artistic, in motion, hyper vigilant, joyful, lives by own wits, steps through fear. </text:p>
          </table:table-cell>
          <table:table-cell table:number-columns-repeated="10"/>
        </table:table-row>
        <table:table-row table:style-name="ro7">
          <table:table-cell office:value-type="string">
            <text:p>husky</text:p>
          </table:table-cell>
          <table:table-cell office:value-type="string">
            <text:p>Companion on journeys to other worlds, grace, silent power </text:p>
          </table:table-cell>
          <table:table-cell office:value-type="string">
            <text:p>Puma</text:p>
          </table:table-cell>
          <table:table-cell table:number-columns-repeated="9"/>
        </table:table-row>
        <table:table-row table:style-name="ro5">
          <table:table-cell office:value-type="string">
            <text:p>ibex</text:p>
          </table:table-cell>
          <table:table-cell office:value-type="string">
            <text:p>Stoic, sensitive, persevering, curious, imaginative, new beginnings, change, life force. </text:p>
          </table:table-cell>
          <table:table-cell office:value-type="string">
            <text:p>Ram</text:p>
          </table:table-cell>
          <table:table-cell table:number-columns-repeated="9"/>
        </table:table-row>
        <table:table-row table:style-name="ro2">
          <table:table-cell office:value-type="string">
            <text:p>iguana</text:p>
          </table:table-cell>
          <table:table-cell office:value-type="string">
            <text:p>Conservation, vision, self-protection, hidden defenses, shrewdness, variation. </text:p>
          </table:table-cell>
          <table:table-cell office:value-type="string">
            <text:p>Lizard</text:p>
          </table:table-cell>
          <table:table-cell table:number-columns-repeated="9"/>
        </table:table-row>
        <table:table-row table:style-name="ro2">
          <table:table-cell office:value-type="string">
            <text:p>labrador</text:p>
          </table:table-cell>
          <table:table-cell office:value-type="string">
            <text:p>Noble, faithful, loyal, teaching, protection, guidance, obedience, sensory perception. </text:p>
          </table:table-cell>
          <table:table-cell table:number-columns-repeated="10"/>
        </table:table-row>
        <table:table-row table:style-name="ro7">
          <table:table-cell office:value-type="string">
            <text:p>lynx</text:p>
          </table:table-cell>
          <table:table-cell office:value-type="string">
            <text:p>Keeper of secrets, guardian, listener, guide, aware, intuitive, unconventional. </text:p>
          </table:table-cell>
          <table:table-cell table:number-columns-repeated="10"/>
        </table:table-row>
        <table:table-row table:style-name="ro6">
          <table:table-cell office:value-type="string">
            <text:p>megascarab</text:p>
          </table:table-cell>
          <table:table-cell office:value-type="string">
            <text:p>Organized, industrial, productive, wise, community, celebration, fertility, sweetness, defensiveness, obsessive nature, and enjoys life. </text:p>
          </table:table-cell>
          <table:table-cell table:number-columns-repeated="10"/>
        </table:table-row>
        <table:table-row table:style-name="ro2">
          <table:table-cell office:value-type="string">
            <text:p>megasloth</text:p>
          </table:table-cell>
          <table:table-cell office:value-type="string">
            <text:p>Innocence, companionship, trust, curious, imagination, good-natured, non-interference. </text:p>
          </table:table-cell>
          <table:table-cell office:value-type="string">
            <text:p>porcupine</text:p>
          </table:table-cell>
          <table:table-cell table:number-columns-repeated="9"/>
        </table:table-row>
        <table:table-row table:style-name="ro2">
          <table:table-cell office:value-type="string">
            <text:p>megaspider</text:p>
          </table:table-cell>
          <table:table-cell office:value-type="string">
            <text:p>Balance, wisdom, creativity, communication, networker, cyclical, crafty, fate, protection. </text:p>
          </table:table-cell>
          <table:table-cell table:number-columns-repeated="10"/>
        </table:table-row>
        <table:table-row table:style-name="ro5">
          <table:table-cell office:value-type="string">
            <text:p>monkey</text:p>
          </table:table-cell>
          <table:table-cell office:value-type="string">
            <text:p>Ability to change the environment, health, success, light and dark, communication, swiftness, energy. </text:p>
          </table:table-cell>
          <table:table-cell table:number-columns-repeated="10"/>
        </table:table-row>
        <table:table-row table:style-name="ro2">
          <table:table-cell office:value-type="string">
            <text:p>muffalo</text:p>
          </table:table-cell>
          <table:table-cell office:value-type="string">
            <text:p>Sacredness, life, great strength, abundance, gratitude, consistency, blessings, stability. </text:p>
          </table:table-cell>
          <table:table-cell table:number-columns-repeated="10"/>
        </table:table-row>
        <table:table-row table:style-name="ro2">
          <table:table-cell office:value-type="string">
            <text:p>ostrich</text:p>
          </table:table-cell>
          <table:table-cell office:value-type="string">
            <text:p>Grounded, practical, avoidant, spiritual truth, understands denial, truth and justice. </text:p>
          </table:table-cell>
          <table:table-cell table:number-columns-repeated="10"/>
        </table:table-row>
        <table:table-row table:style-name="ro5">
          <table:table-cell office:value-type="string">
            <text:p>pig</text:p>
          </table:table-cell>
          <table:table-cell office:value-type="string">
            <text:p>A very powerful totem – prosperity, spiritual strength, organized, balanced complacency and activity, fearless. </text:p>
          </table:table-cell>
          <table:table-cell table:number-columns-repeated="10"/>
        </table:table-row>
        <table:table-row table:style-name="ro2">
          <table:table-cell office:value-type="string">
            <text:p>raccoon</text:p>
          </table:table-cell>
          <table:table-cell office:value-type="string">
            <text:p>Curiosity, disguise, explorer, secret, night vision, cleanliness, dexterity, seeker. </text:p>
          </table:table-cell>
          <table:table-cell table:number-columns-repeated="10"/>
        </table:table-row>
        <table:table-row table:style-name="ro2">
          <table:table-cell office:value-type="string">
            <text:p>rat</text:p>
          </table:table-cell>
          <table:table-cell office:value-type="string">
            <text:p>Fertility, stealth, scavenging, intelligence, enjoys luxury, intelligent, wealth, success, drive. </text:p>
          </table:table-cell>
          <table:table-cell table:number-columns-repeated="10"/>
        </table:table-row>
        <table:table-row table:style-name="ro2">
          <table:table-cell office:value-type="string">
            <text:p>rhino</text:p>
          </table:table-cell>
          <table:table-cell office:value-type="string">
            <text:p>Wisdom, solitary, insightful, solid, good judgment, paradox, stamina, freedom, longevity. </text:p>
          </table:table-cell>
          <table:table-cell table:number-columns-repeated="10"/>
        </table:table-row>
        <table:table-row table:style-name="ro5">
          <table:table-cell office:value-type="string">
            <text:p>spelopede</text:p>
          </table:table-cell>
          <table:table-cell office:value-type="string">
            <text:p>Group minded, determination, patient, active, purposeful, unity, self sacrifice and industrious. </text:p>
          </table:table-cell>
          <table:table-cell office:value-type="string">
            <text:p>ant</text:p>
          </table:table-cell>
          <table:table-cell table:number-columns-repeated="9"/>
        </table:table-row>
        <table:table-row table:style-name="ro2">
          <table:table-cell office:value-type="string">
            <text:p>squirrel</text:p>
          </table:table-cell>
          <table:table-cell office:value-type="string">
            <text:p>Planner, gatherer, preparedness, awareness, sociable, playful, energy, prudence, resourceful. </text:p>
          </table:table-cell>
          <table:table-cell table:number-columns-repeated="10"/>
        </table:table-row>
        <table:table-row table:style-name="ro7">
          <table:table-cell office:value-type="string">
            <text:p>thrumbo</text:p>
          </table:table-cell>
          <table:table-cell office:value-type="string">
            <text:p>Sacrifice, chastity, faith, humble, self-denial, enduring, strong, magical. </text:p>
          </table:table-cell>
          <table:table-cell office:value-type="string">
            <text:p>ox</text:p>
          </table:table-cell>
          <table:table-cell table:number-columns-repeated="9"/>
        </table:table-row>
        <table:table-row table:style-name="ro2">
          <table:table-cell office:value-type="string">
            <text:p>tortoise</text:p>
          </table:table-cell>
          <table:table-cell office:value-type="string">
            <text:p>Nurturer, shy, protecting, patience, strength, innocence, endurance, longevity. </text:p>
          </table:table-cell>
          <table:table-cell table:number-columns-repeated="10"/>
        </table:table-row>
        <table:table-row table:style-name="ro2">
          <table:table-cell office:value-type="string">
            <text:p>turkey</text:p>
          </table:table-cell>
          <table:table-cell office:value-type="string">
            <text:p>Generosity, life-giver, sharer, abundance, blessings, pride, virility, sacrifice. </text:p>
          </table:table-cell>
          <table:table-cell table:number-columns-repeated="10"/>
        </table:table-row>
        <table:table-row table:style-name="ro2">
          <table:table-cell office:value-type="string">
            <text:p>warg</text:p>
          </table:table-cell>
          <table:table-cell office:value-type="string">
            <text:p>Prowess, perpetual motion, hunter, survival, warning signs, workaholic, savior, guardian, superiority. </text:p>
          </table:table-cell>
          <table:table-cell office:value-type="string">
            <text:p>shark</text:p>
          </table:table-cell>
          <table:table-cell table:number-columns-repeated="9"/>
        </table:table-row>
        <table:table-row table:style-name="ro2">
          <table:table-cell office:value-type="string">
            <text:p>wildboar</text:p>
          </table:table-cell>
          <table:table-cell office:value-type="string">
            <text:p>Reputation, presence, strength, demands respect, sensual, steady, pacifism, taking your time. </text:p>
          </table:table-cell>
          <table:table-cell office:value-type="string">
            <text:p>skunk</text:p>
          </table:table-cell>
          <table:table-cell table:number-columns-repeated="9"/>
        </table:table-row>
        <table:table-row table:style-name="ro7">
          <table:table-cell office:value-type="string">
            <text:p>wolfarctic</text:p>
          </table:table-cell>
          <table:table-cell office:value-type="string">
            <text:p>Trickster, intelligence, stealth, wisdom and folly, guile, innocence, skill. </text:p>
          </table:table-cell>
          <table:table-cell table:number-columns-repeated="10"/>
        </table:table-row>
        <table:table-row table:style-name="ro2">
          <table:table-cell office:value-type="string">
            <text:p>wolftimber</text:p>
          </table:table-cell>
          <table:table-cell office:value-type="string">
            <text:p>Loyalty, perseverance, success, intuition, spirit, appetite for freedom, can be a loner. </text:p>
          </table:table-cell>
          <table:table-cell table:number-columns-repeated="10"/>
        </table:table-row>
        <table:table-row table:style-name="ro7">
          <table:table-cell office:value-type="string">
            <text:p>yorkshireterrier</text:p>
          </table:table-cell>
          <table:table-cell office:value-type="string">
            <text:p>Strength, energy, ingenuity, stealth, wild, ferocious, aggressive, commanding. </text:p>
          </table:table-cell>
          <table:table-cell office:value-type="string">
            <text:p>weasel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11/01/2018</text:date>, <text:time>23:5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6M59S</meta:editing-duration>
    <meta:editing-cycles>4</meta:editing-cycles>
    <meta:generator>OpenOffice/4.1.1$Win32 OpenOffice.org_project/411m6$Build-9775</meta:generator>
    <dc:date>2018-01-11T23:53:30.88</dc:date>
    <dc:creator>etienne gaouyer</dc:creator>
    <meta:document-statistic meta:table-count="3" meta:cell-count="125" meta:object-count="0"/>
    <meta:user-defined meta:name="Info 1"/>
    <meta:user-defined meta:name="Info 2"/>
    <meta:user-defined meta:name="Info 3"/>
    <meta:user-defined meta:name="Info 4"/>
  </office:meta>
</office:document-meta>
</file>